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width="0.035cm" draw:stroke-linejoin="miter" svg:stroke-linecap="butt" draw:fill="solid" draw:fill-color="#ff0000" draw:textarea-vertical-align="middle" draw:auto-grow-height="false" draw:fit-to-size="false" style:shrink-to-fit="false" fo:min-height="2.8cm" fo:min-width="0.842cm" fo:padding-top="0.125cm" fo:padding-bottom="0.125cm" fo:padding-left="0.25cm" fo:padding-right="0.25cm" fo:wrap-option="wrap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Τίτλος_20_και_20_περιεχόμενο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Τίτλος_20_και_20_περιεχόμενο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Τίτλος_20_και_20_περιεχόμενο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Τίτλος_20_και_20_περιεχόμενο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Τίτλος_20_και_20_περιεχόμενο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Τίτλος_20_και_20_περιεχόμενο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Τίτλος_20_και_20_περιεχόμενο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Τίτλος_20_και_20_περιεχόμενο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10" style:family="paragraph">
      <style:paragraph-properties fo:margin-top="0cm" fo:margin-bottom="0cm" fo:line-height="100%" fo:text-align="start"/>
      <style:text-properties fo:font-size="21.1000003814697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21.1000003814697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l" fo:country="GR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l" fo:country="G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l" fo:country="GR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l" fo:country="G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language="el" fo:country="G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30% 58%" fo:font-size="20pt" fo:letter-spacing="normal" fo:language="el" fo:country="G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placeholder="true">
          <draw:text-box/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Μικρόκοσμος" draw:style-name="dp3" draw:master-page-name="Τίτλος_20_και_20_περιεχόμενο" presentation:presentation-page-layout-name="AL2T11">
        <office:forms form:automatic-focus="false" form:apply-design-mode="false"/>
        <draw:frame draw:name="Τίτλος 1" presentation:style-name="pr4" draw:text-style-name="P3" draw:layer="layout" svg:width="24.149cm" svg:height="4.058cm" svg:x="1.924cm" svg:y="1.117cm" presentation:class="title" presentation:user-transformed="true">
          <draw:text-box>
            <text:p text:style-name="P2"><text:span text:style-name="T1">Μικρόκοσμος</text:span></text:p>
          </draw:text-box>
        </draw:frame>
        <draw:frame draw:name="Θέση περιεχομένου 2_1" presentation:style-name="pr5" draw:text-style-name="P6" draw:layer="layout" svg:width="21.853cm" svg:height="14.223cm" svg:x="1.924cm" svg:y="5.176cm" presentation:class="outline" presentation:user-transformed="true">
          <draw:text-box>
            <text:list text:style-name="L2">
              <text:list-item>
                <text:p text:style-name="P4"><text:span text:style-name="T2">Αποτελείται από τα </text:span><text:span text:style-name="T3">αστικά λεωφορεία</text:span><text:span text:style-name="T2"> και το </text:span><text:span text:style-name="T3">επιβατικό κοινό</text:span><text:span text:style-name="T4"><text:line-break/></text:span><text:span text:style-name="T4"/></text:p>
              </text:list-item>
              <text:list-item>
                <text:p text:style-name="P4"><text:span text:style-name="T2">Βασικά ερωτήματα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Ποιο είναι το δρομολόγιο μιας </text:span><text:span text:style-name="T3">γραμμής</text:span><text:span text:style-name="T2"> Χ;</text:span></text:p>
                  </text:list-item>
                  <text:list-item>
                    <text:p text:style-name="P5"><text:span text:style-name="T2">Ποια λεωφορεία περνούν από μια </text:span><text:span text:style-name="T3">στάση</text:span><text:span text:style-name="T2"> Χ;</text:span></text:p>
                  </text:list-item>
                  <text:list-item>
                    <text:p text:style-name="P5"><text:span text:style-name="T2">Τι </text:span><text:span text:style-name="T3">εισιτήρια</text:span><text:span text:style-name="T2"> μπορεί να προμηθευτεί ένας επιβάτης;</text:span></text:p>
                  </text:list-item>
                  <text:list-item>
                    <text:p text:style-name="P5"><text:span text:style-name="T3">Ενημερώσεις</text:span><text:span text:style-name="T2"> για αλλαγές δρομολογίων.</text:span></text:p>
                  </text:list-item>
                </text:list>
              </text:list-item>
            </text:list>
          </draw:text-box>
        </draw:frame>
        <draw:custom-shape draw:name="Ορθογώνιο 4_1" draw:style-name="gr2" draw:text-style-name="P7" draw:layer="layout" svg:width="1.341cm" svg:height="3.049cm" svg:x="0cm" svg:y="1.6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αριθμού διαφάνειας 5_1" presentation:style-name="pr6" draw:text-style-name="P9" draw:layer="layout" svg:width="6.299cm" svg:height="1.117cm" svg:x="19.774cm" svg:y="19.464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Θέση εικόνας διαφάνειας 1" draw:style-name="gr1" draw:layer="layout" svg:width="16.799cm" svg:height="10.023cm" svg:x="2.1cm" svg:y="3.712cm" draw:page-number="2" presentation:class="page"/>
          <draw:frame draw:name="Θέση σημειώσεων 2_1" presentation:style-name="pr7" draw:text-style-name="P11" draw:layer="layout" svg:width="16.799cm" svg:height="11.693cm" svg:x="2.1cm" svg:y="14.293cm" presentation:class="notes" presentation:user-transformed="true">
            <draw:text-box>
              <text:p text:style-name="P10"><text:span text:style-name="T6">Σκοπός εργασίας: δύο λόγια</text:span></text:p>
              <text:p text:style-name="P10"><text:span text:style-name="T7"/></text:p>
              <text:p text:style-name="P10"><text:span text:style-name="T6">Διάβασε δύο παραδείγματα (το 1</text:span><text:span text:style-name="T8">ο</text:span><text:span text:style-name="T6"> , ίσως το 2</text:span><text:span text:style-name="T8">ο</text:span><text:span text:style-name="T6"> και το τελευταίο)</text:span></text:p>
              <text:p text:style-name="P10"><text:span text:style-name="T6"/></text:p>
              <text:p text:style-name="P10"><text:span text:style-name="T6">Είναι ένα υβρίδιο Πάτρας (γραμμές και τιμές) και Αθήνας (σύστημα εισιτηρίων)</text:span></text:p>
            </draw:text-box>
          </draw:frame>
        </presentation:notes>
      </draw:page>
      <draw:page draw:name="page3" draw:style-name="dp3" draw:master-page-name="Τίτλος_20_και_20_περιεχόμενο" presentation:presentation-page-layout-name="AL2T11">
        <office:forms form:automatic-focus="false" form:apply-design-mode="false"/>
        <draw:frame draw:name="Τίτλος 1_0" presentation:style-name="pr4" draw:text-style-name="P3" draw:layer="layout" svg:width="24.149cm" svg:height="4.058cm" svg:x="1.924cm" svg:y="1.117cm" presentation:class="title" presentation:user-transformed="true">
          <draw:text-box>
            <text:p text:style-name="P2"><text:span text:style-name="T1">Front end</text:span></text:p>
          </draw:text-box>
        </draw:frame>
        <draw:frame draw:name="Θέση περιεχομένου 2_2" presentation:style-name="pr5" draw:text-style-name="P6" draw:layer="layout" svg:width="21.853cm" svg:height="14.223cm" svg:x="1.924cm" svg:y="5.176cm" presentation:class="outline" presentation:user-transformed="true">
          <draw:text-box>
            <text:list text:style-name="L2">
              <text:list-item>
                <text:p text:style-name="P4"><text:span text:style-name="T3">Αποτελείται από αρχεία html, css, js.Η σελίδα δομήθηκε και χωρίστηκε σύμφωνα με τις απαιτήσεις του μικρόκοσμου.</text:span><text:span text:style-name="T4"><text:line-break/></text:span><text:span text:style-name="T4"/></text:p>
              </text:list-item>
              <text:list-item>
                <text:p text:style-name="P4"><text:span text:style-name="T2">Μπάρα περιήγησης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Ανακοινώσεις.</text:span></text:p>
                  </text:list-item>
                  <text:list-item>
                    <text:p text:style-name="P5"><text:span text:style-name="T2">Δρομολόγια.</text:span></text:p>
                  </text:list-item>
                  <text:list-item>
                    <text:p text:style-name="P5"><text:span text:style-name="T2">Εισιτήρια.</text:span></text:p>
                  </text:list-item>
                  <text:list-item>
                    <text:p text:style-name="P5"><text:span text:style-name="T2">Επικοινωνία</text:span><text:span text:style-name="T2">.</text:span></text:p>
                  </text:list-item>
                </text:list>
              </text:list-item>
            </text:list>
          </draw:text-box>
        </draw:frame>
        <draw:custom-shape draw:name="Ορθογώνιο 4_2" draw:style-name="gr2" draw:text-style-name="P7" draw:layer="layout" svg:width="1.341cm" svg:height="3.049cm" svg:x="0cm" svg:y="1.6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αριθμού διαφάνειας 5_2" presentation:style-name="pr8" draw:text-style-name="P9" draw:layer="layout" svg:width="6.299cm" svg:height="1.117cm" svg:x="19.774cm" svg:y="19.464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Θέση εικόνας διαφάνειας 1_0" draw:style-name="gr1" draw:layer="layout" svg:width="16.799cm" svg:height="10.023cm" svg:x="2.1cm" svg:y="3.712cm" draw:page-number="3" presentation:class="page"/>
          <draw:frame draw:name="Θέση σημειώσεων 2_2" presentation:style-name="pr9" draw:text-style-name="P11" draw:layer="layout" svg:width="16.799cm" svg:height="11.693cm" svg:x="2.1cm" svg:y="14.293cm" presentation:class="notes" presentation:user-transformed="true">
            <draw:text-box>
              <text:p text:style-name="P10"><text:span text:style-name="T6">Σκοπός εργασίας: δύο λόγια</text:span></text:p>
              <text:p text:style-name="P10"><text:span text:style-name="T7"/></text:p>
              <text:p text:style-name="P10"><text:span text:style-name="T6">Διάβασε δύο παραδείγματα (το 1</text:span><text:span text:style-name="T8">ο</text:span><text:span text:style-name="T6"> , ίσως το 2</text:span><text:span text:style-name="T8">ο</text:span><text:span text:style-name="T6"> και το τελευταίο)</text:span></text:p>
              <text:p text:style-name="P10"><text:span text:style-name="T6"/></text:p>
              <text:p text:style-name="P10"><text:span text:style-name="T6">Είναι ένα υβρίδιο Πάτρας (γραμμές και τιμές) και Αθήνας (σύστημα εισιτηρίων)</text:span></text:p>
            </draw:text-box>
          </draw:frame>
        </presentation:notes>
      </draw:page>
      <draw:page draw:name="page4" draw:style-name="dp3" draw:master-page-name="Τίτλος_20_και_20_περιεχόμενο" presentation:presentation-page-layout-name="AL2T11">
        <office:forms form:automatic-focus="false" form:apply-design-mode="false"/>
        <draw:frame draw:name="Τίτλος 1_1" presentation:style-name="pr4" draw:text-style-name="P3" draw:layer="layout" svg:width="24.149cm" svg:height="4.058cm" svg:x="1.924cm" svg:y="1.117cm" presentation:class="title" presentation:user-transformed="true">
          <draw:text-box>
            <text:p text:style-name="P2"><text:span text:style-name="T1">Back end</text:span></text:p>
          </draw:text-box>
        </draw:frame>
        <draw:frame draw:name="Θέση περιεχομένου 2_3" presentation:style-name="pr5" draw:text-style-name="P6" draw:layer="layout" svg:width="21.853cm" svg:height="14.223cm" svg:x="1.924cm" svg:y="5.176cm" presentation:class="outline" presentation:user-transformed="true">
          <draw:text-box>
            <text:list text:style-name="L2">
              <text:list-item>
                <text:p text:style-name="P4"><text:span text:style-name="T2">Αποτελείται από 3 αρχεία</text:span><text:span text:style-name="T4"><text:line-break/></text:span><text:span text:style-name="T4"/></text:p>
              </text:list-item>
              <text:list-item>
                <text:p text:style-name="P4"><text:span text:style-name="T2">Βασικά στοιχεία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Σύνδεση με τη βάση δεδομένων και </text:span><text:span text:style-name="T2">εξόρυξη των δεδομένων της.</text:span></text:p>
                  </text:list-item>
                  <text:list-item>
                    <text:p text:style-name="P5"><text:span text:style-name="T2">Επεξεργασία και αποστολή απαντήσεων </text:span><text:span text:style-name="T2">αιτημάτων χρήστη.</text:span></text:p>
                  </text:list-item>
                  <text:list-item>
                    <text:p text:style-name="P5"><text:span text:style-name="T2">Αναγνώριση αιτημάτων</text:span><text:span text:style-name="T2">.</text:span></text:p>
                  </text:list-item>
                </text:list>
              </text:list-item>
            </text:list>
          </draw:text-box>
        </draw:frame>
        <draw:custom-shape draw:name="Ορθογώνιο 4_3" draw:style-name="gr2" draw:text-style-name="P7" draw:layer="layout" svg:width="1.341cm" svg:height="3.049cm" svg:x="0cm" svg:y="1.6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αριθμού διαφάνειας 5_3" presentation:style-name="pr10" draw:text-style-name="P9" draw:layer="layout" svg:width="6.299cm" svg:height="1.117cm" svg:x="19.774cm" svg:y="19.464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Θέση εικόνας διαφάνειας 1_1" draw:style-name="gr1" draw:layer="layout" svg:width="16.799cm" svg:height="10.023cm" svg:x="2.1cm" svg:y="3.712cm" draw:page-number="4" presentation:class="page"/>
          <draw:frame draw:name="Θέση σημειώσεων 2_3" presentation:style-name="pr11" draw:text-style-name="P11" draw:layer="layout" svg:width="16.799cm" svg:height="11.693cm" svg:x="2.1cm" svg:y="14.293cm" presentation:class="notes" presentation:user-transformed="true">
            <draw:text-box>
              <text:p text:style-name="P10"><text:span text:style-name="T6">Σκοπός εργασίας: δύο λόγια</text:span></text:p>
              <text:p text:style-name="P10"><text:span text:style-name="T7"/></text:p>
              <text:p text:style-name="P10"><text:span text:style-name="T6">Διάβασε δύο παραδείγματα (το 1</text:span><text:span text:style-name="T8">ο</text:span><text:span text:style-name="T6"> , ίσως το 2</text:span><text:span text:style-name="T8">ο</text:span><text:span text:style-name="T6"> και το τελευταίο)</text:span></text:p>
              <text:p text:style-name="P10"><text:span text:style-name="T6"/></text:p>
              <text:p text:style-name="P10"><text:span text:style-name="T6">Είναι ένα υβρίδιο Πάτρας (γραμμές και τιμές) και Αθήνας (σύστημα εισιτηρίων)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Τίτλος_20_και_20_περιεχόμενο-background" style:display-name="Τίτλος και περιεχόμενο-background" style:family="presentation">
      <style:graphic-properties draw:stroke="none" draw:fill="solid" draw:fill-color="#ffffff"/>
      <style:text-properties style:letter-kerning="true"/>
    </style:style>
    <style:style style:name="Τίτλος_20_και_20_περιεχόμενο-backgroundobjects" style:display-name="Τίτλος και περιεχό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Τίτλος_20_και_20_περιεχόμενο-notes" style:display-name="Τίτλος και περιεχό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Τίτλος_20_και_20_περιεχόμενο-outline1" style:display-name="Τίτλος και περιεχόμενο-outline1" style:family="presentation">
      <style:graphic-properties draw:stroke="none" draw:fill="none" draw:auto-grow-height="false" draw:fit-to-size="shrink-to-fit" style:shrink-to-fit="true">
        <text:list-style style:name="Τίτλος_20_και_20_περιεχόμενο-outline1" style:display-name="Τίτλος και περιεχό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Τίτλος_20_και_20_περιεχόμενο-outline2" style:display-name="Τίτλος και περιεχόμενο-outline2" style:family="presentation" style:parent-style-name="Τίτλος_20_και_20_περιεχόμενο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Τίτλος_20_και_20_περιεχόμενο-outline3" style:display-name="Τίτλος και περιεχόμενο-outline3" style:family="presentation" style:parent-style-name="Τίτλος_20_και_20_περιεχόμενο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Τίτλος_20_και_20_περιεχόμενο-outline4" style:display-name="Τίτλος και περιεχόμενο-outline4" style:family="presentation" style:parent-style-name="Τίτλος_20_και_20_περιεχόμενο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Τίτλος_20_και_20_περιεχόμενο-outline5" style:display-name="Τίτλος και περιεχόμενο-outline5" style:family="presentation" style:parent-style-name="Τίτλος_20_και_20_περιεχόμενο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Τίτλος_20_και_20_περιεχόμενο-outline6" style:display-name="Τίτλος και περιεχόμενο-outline6" style:family="presentation" style:parent-style-name="Τίτλος_20_και_20_περιεχόμενο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Τίτλος_20_και_20_περιεχόμενο-outline7" style:display-name="Τίτλος και περιεχόμενο-outline7" style:family="presentation" style:parent-style-name="Τίτλος_20_και_20_περιεχόμενο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Τίτλος_20_και_20_περιεχόμενο-outline8" style:display-name="Τίτλος και περιεχόμενο-outline8" style:family="presentation" style:parent-style-name="Τίτλος_20_και_20_περιεχόμενο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Τίτλος_20_και_20_περιεχόμενο-outline9" style:display-name="Τίτλος και περιεχόμενο-outline9" style:family="presentation" style:parent-style-name="Τίτλος_20_και_20_περιεχόμενο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Τίτλος_20_και_20_περιεχόμενο-subtitle" style:display-name="Τίτλος και περιεχόμενο-subtitle" style:family="presentation">
      <style:graphic-properties draw:stroke="none" draw:fill="none" draw:textarea-vertical-align="middle">
        <text:list-style style:name="Τίτλος_20_και_20_περιεχόμενο-subtitle" style:display-name="Τίτλος και περιεχό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Τίτλος_20_και_20_περιεχόμενο-title" style:display-name="Τίτλος και περιεχόμενο-title" style:family="presentation">
      <style:graphic-properties draw:stroke="none" draw:fill="none" draw:textarea-vertical-align="middle">
        <text:list-style style:name="Τίτλος_20_και_20_περιεχόμενο-title" style:display-name="Τίτλος και περιεχό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Τίτλος_20_και_20_περιεχόμενο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Τίτλος_20_και_20_περιεχόμενο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Τίτλος_20_και_20_περιεχόμενο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Τίτλος_20_και_20_περιεχόμενο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Τίτλος_20_και_20_περιεχόμενο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l" fo:country="G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l" fo:country="G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l" fo:country="G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l" fo:country="G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l" fo:country="G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l" fo:country="G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Τίτλος_20_και_20_περιεχόμενο" style:display-name="Τίτλος και περιεχόμενο" style:page-layout-name="PM1" draw:style-name="Mdp2">
      <office:forms form:automatic-focus="false" form:apply-design-mode="false"/>
      <draw:frame draw:name="Τίτλος 1" presentation:style-name="Mpr9" draw:text-style-name="MP9" draw:layer="backgroundobjects" svg:width="24.149cm" svg:height="4.058cm" svg:x="1.924cm" svg:y="1.117cm" presentation:class="title" presentation:user-transformed="true">
        <draw:text-box>
          <text:p text:style-name="MP8"><text:span text:style-name="MT3">Κάντε κλικ για να επεξεργαστείτε τον τίτλο υποδείγματος</text:span></text:p>
        </draw:text-box>
      </draw:frame>
      <draw:frame draw:name="Θέση περιεχομένου 2" presentation:style-name="Mpr10" draw:text-style-name="MP12" draw:layer="backgroundobjects" svg:width="24.149cm" svg:height="13.323cm" svg:x="1.924cm" svg:y="5.59cm" presentation:class="outline" presentation:user-transformed="true">
        <draw:text-box>
          <text:list text:style-name="ML4">
            <text:list-item>
              <text:p text:style-name="MP10"><text:span text:style-name="MT4">Στυλ κειμένου υποδείγματος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Δεύτερο επίπεδο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Τρίτο επίπεδο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ημερομηνίας 3" presentation:style-name="Mpr11" draw:text-style-name="MP14" draw:layer="backgroundobjects" svg:width="6.299cm" svg:height="1.117cm" svg:x="1.924cm" svg:y="19.464cm" presentation:class="date-time" presentation:user-transformed="true">
        <draw:text-box>
          <text:p text:style-name="MP13"><text:span text:style-name="MT8"><text:date style:data-style-name="D4" text:date-value="2021-06-06">06/06/2021</text:date></text:span></text:p>
        </draw:text-box>
      </draw:frame>
      <draw:frame draw:name="Θέση υποσέλιδου 4" presentation:style-name="Mpr11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Θέση αριθμού διαφάνειας 5" presentation:style-name="Mpr11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Τίτλος_20_και_20_περιεχόμενο-title" draw:layer="backgroundobjects" svg:width="21.825cm" svg:height="13.021cm" svg:x="0.661cm" svg:y="2.639cm" presentation:class="page"/>
        <draw:frame presentation:style-name="Τίτλος_20_και_20_περιεχόμενο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4:52:34.491670436</meta:creation-date>
    <meta:editing-duration>PT3M21S</meta:editing-duration>
    <meta:editing-cycles>2</meta:editing-cycles>
    <meta:generator>LibreOffice/6.4.7.2$Linux_X86_64 LibreOffice_project/40$Build-2</meta:generator>
    <dc:title>Impress</dc:title>
    <dc:date>2021-06-06T17:06:30.247851832</dc:date>
    <meta:document-statistic meta:object-count="67"/>
  </office:meta>
</office:document-meta>
</file>